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5d6" officeooo:paragraph-rsid="0000e5d6"/>
    </style:style>
    <style:style style:name="P2" style:family="paragraph" style:parent-style-name="Standard">
      <style:text-properties officeooo:rsid="00029dd5" officeooo:paragraph-rsid="00029dd5"/>
    </style:style>
    <style:style style:name="P3" style:family="paragraph" style:parent-style-name="Standard">
      <style:text-properties officeooo:rsid="0002a0a9" officeooo:paragraph-rsid="0002a0a9"/>
    </style:style>
    <style:style style:name="P4" style:family="paragraph" style:parent-style-name="Standard">
      <style:text-properties officeooo:rsid="00052210" officeooo:paragraph-rsid="00052210"/>
    </style:style>
    <style:style style:name="P5" style:family="paragraph" style:parent-style-name="Standard">
      <style:text-properties officeooo:rsid="00067372" officeooo:paragraph-rsid="00067372"/>
    </style:style>
    <style:style style:name="P6" style:family="paragraph" style:parent-style-name="Standard">
      <style:text-properties officeooo:rsid="0006c077" officeooo:paragraph-rsid="0006c077"/>
    </style:style>
    <style:style style:name="P7" style:family="paragraph" style:parent-style-name="Standard">
      <style:text-properties officeooo:rsid="00074e83" officeooo:paragraph-rsid="00074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 data</text:p>
      <text:p text:style-name="P1">x_2-order</text:p>
      <text:p text:style-name="P1">Epoch: 2400 - Error: 103.2854</text:p>
      <text:p text:style-name="P1">Converged.</text:p>
      <text:p text:style-name="P1">w = [[ <text:s/>5.90362024]</text:p>
      <text:p text:style-name="P1"><text:s/>[ 62.44890976]</text:p>
      <text:p text:style-name="P1"><text:s/>[ 49.76353836]]</text:p>
      <text:p text:style-name="P1">Test Cost = 258.328</text:p>
      <text:p text:style-name="P1"/>
      <text:p text:style-name="P1">x_3-order</text:p>
      <text:p text:style-name="P7">Epoch: 50100 - Error: 205.2507</text:p>
      <text:p text:style-name="P7">Converged.</text:p>
      <text:p text:style-name="P7">w = [[ <text:s/>18.70168686]</text:p>
      <text:p text:style-name="P7"><text:s/>[ -89.03765106]</text:p>
      <text:p text:style-name="P7"><text:s/>[ 423.32788086]</text:p>
      <text:p text:style-name="P7"><text:s/>[-239.94900513]]</text:p>
      <text:p text:style-name="P7">Test Cost = 91.3611</text:p>
      <text:p text:style-name="P7"/>
      <text:p text:style-name="P1">x_4-order</text:p>
      <text:p text:style-name="P1">Epoch: 50100 - Error: 66.2924</text:p>
      <text:p text:style-name="P1">Converged.</text:p>
      <text:p text:style-name="P1">w = [[ <text:s/>19.11911011]</text:p>
      <text:p text:style-name="P1"><text:s/>[ -56.62980652]</text:p>
      <text:p text:style-name="P1"><text:s/>[ 196.93109131]</text:p>
      <text:p text:style-name="P1"><text:s/>[ 205.21617126]</text:p>
      <text:p text:style-name="P1"><text:s/>[-262.57287598]]</text:p>
      <text:p text:style-name="P1">Test Cost = 204.595</text:p>
      <text:p text:style-name="P1"/>
      <text:p text:style-name="P1">y_2-order</text:p>
      <text:p text:style-name="P2">Epoch: 4500 - Error: 2125.2437</text:p>
      <text:p text:style-name="P2">Converged.</text:p>
      <text:p text:style-name="P2">w = [[ <text:s/>29.57680702]</text:p>
      <text:p text:style-name="P2"><text:s/>[-159.37905884]</text:p>
      <text:p text:style-name="P2"><text:s/>[ 735.83935547]]</text:p>
      <text:p text:style-name="P2">Test Cost = 8165.84</text:p>
      <text:p text:style-name="P1"/>
      <text:p text:style-name="P1">y_3-order</text:p>
      <text:p text:style-name="P3">Epoch: 45400 - Error: 2008.5049</text:p>
      <text:p text:style-name="P3">Converged.</text:p>
      <text:p text:style-name="P3">w = [[ <text:s text:c="2"/>7.8519516 ]</text:p>
      <text:p text:style-name="P3"><text:s/>[ 106.11341095]</text:p>
      <text:p text:style-name="P3"><text:s/>[ <text:s/>55.49080276]</text:p>
      <text:p text:style-name="P3"><text:s/>[ 463.01477051]]</text:p>
      <text:p text:style-name="P3">Test Cost = 8146.05</text:p>
      <text:p text:style-name="P1"/>
      <text:p text:style-name="P1">y_4-order</text:p>
      <text:p text:style-name="P3">Epoch: 50100 - Error: 2256.9563</text:p>
      <text:p text:style-name="P3">Converged.</text:p>
      <text:p text:style-name="P3">w = [[ <text:s/>15.39652729]</text:p>
      <text:p text:style-name="P3"><text:s/>[ <text:s text:c="2"/>8.44552612]</text:p>
      <text:p text:style-name="P3"><text:s/>[ 280.20050049]</text:p>
      <text:p text:style-name="P3"><text:s/>[ 449.40487671]</text:p>
      <text:p text:style-name="P3"><text:soft-page-break/><text:s/>[-172.14607239]]</text:p>
      <text:p text:style-name="P3">Test Cost = 8211.63</text:p>
      <text:p text:style-name="P1"/>
      <text:p text:style-name="P1">z_2-order</text:p>
      <text:p text:style-name="P5">Epoch: 4900 - Error: 146399.1250</text:p>
      <text:p text:style-name="P5">Converged.</text:p>
      <text:p text:style-name="P5">w = [[ <text:s/>351.31945801]</text:p>
      <text:p text:style-name="P5"><text:s/>[-2965.66113281]</text:p>
      <text:p text:style-name="P5"><text:s/>[ 7242.67236328]]</text:p>
      <text:p text:style-name="P5">Test Cost = 787512.0</text:p>
      <text:p text:style-name="P1"/>
      <text:p text:style-name="P1">z_3-order</text:p>
      <text:p text:style-name="P5">Epoch: 50100 - Error: 146618.2031</text:p>
      <text:p text:style-name="P5">Converged.</text:p>
      <text:p text:style-name="P5">w = [[ -7.31917858e+00]</text:p>
      <text:p text:style-name="P5"><text:s/>[ <text:s/>1.70208203e+03]</text:p>
      <text:p text:style-name="P5"><text:s/>[ -5.59317725e+03]</text:p>
      <text:p text:style-name="P5"><text:s/>[ <text:s/>9.46638184e+03]]</text:p>
      <text:p text:style-name="P5">Test Cost = 635268.0</text:p>
      <text:p text:style-name="P1"/>
      <text:p text:style-name="P1">z_4-order</text:p>
      <text:p text:style-name="P6">Epoch: 50100 - Error: 574234.2500</text:p>
      <text:p text:style-name="P6">Converged.</text:p>
      <text:p text:style-name="P6">w = [[ <text:s text:c="2"/>-82.04089355]</text:p>
      <text:p text:style-name="P6"><text:s/>[ <text:s/>1981.02636719]</text:p>
      <text:p text:style-name="P6"><text:s/>[ -1922.5291748 ]</text:p>
      <text:p text:style-name="P6"><text:s/>[ -3610.70800781]</text:p>
      <text:p text:style-name="P6"><text:s/>[ 10000.16601562]]</text:p>
      <text:p text:style-name="P6">Test Cost = 241637.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2:48:50.330544721</meta:creation-date>
    <dc:date>2017-10-13T23:10:34.373011584</dc:date>
    <meta:editing-duration>PT12M10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73" meta:word-count="188" meta:character-count="1337" meta:non-whitespace-character-count="1119"/>
  </office:meta>
</office:document-meta>
</file>